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7514in" fo:margin-top="0in" fo:margin-bottom="0in" table:align="left"/>
    </style:style>
    <style:style style:name="Table1.A" style:family="table-column">
      <style:table-column-properties style:column-width="3.1347in"/>
    </style:style>
    <style:style style:name="Table1.B" style:family="table-column">
      <style:table-column-properties style:column-width="3.6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paragraph-properties fo:margin-left="0in" fo:margin-right="-1.7189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4" style:family="paragraph" style:parent-style-name="Standard">
      <style:paragraph-properties fo:margin-left="0in" fo:margin-right="-1.7189in" fo:line-height="100%" fo:orphans="0" fo:widows="0" fo:text-indent="0in" style:auto-text-indent="false"/>
      <style:text-properties fo:font-size="12pt" style:font-size-asian="12pt" style:font-size-complex="12pt"/>
    </style:style>
    <style:style style:name="P5" style:family="paragraph" style:parent-style-name="Heading_20_2" style:master-page-name="Standard">
      <style:paragraph-properties fo:text-align="center" style:justify-single-word="false" style:page-number="1"/>
      <style:text-properties fo:color="#000080" fo:font-size="18pt" style:font-size-asian="18pt" style:font-size-complex="18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officeooo:rsid="00214b4d" officeooo:paragraph-rsid="00214b4d" style:font-size-asian="12pt" style:font-size-complex="12pt"/>
    </style:style>
    <style:style style:name="P8" style:family="paragraph" style:parent-style-name="Standard">
      <style:text-properties fo:color="#000080" fo:font-size="12pt" style:font-size-asian="12pt" style:font-size-complex="12pt"/>
    </style:style>
    <style:style style:name="P9" style:family="paragraph" style:parent-style-name="Standard">
      <style:text-properties officeooo:rsid="00214b4d" officeooo:paragraph-rsid="00214b4d"/>
    </style:style>
    <style:style style:name="P10" style:family="paragraph" style:parent-style-name="Standard">
      <style:text-properties style:font-name="Liberation Mono" officeooo:rsid="00214b4d" officeooo:paragraph-rsid="00214b4d"/>
    </style:style>
    <style:style style:name="P11" style:family="paragraph" style:parent-style-name="Standard">
      <style:text-properties fo:font-style="italic" officeooo:rsid="00214b4d" officeooo:paragraph-rsid="00214b4d" style:font-style-asian="italic" style:font-style-complex="italic"/>
    </style:style>
    <style:style style:name="P12" style:family="paragraph" style:parent-style-name="Standard">
      <style:text-properties officeooo:paragraph-rsid="00214b4d"/>
    </style:style>
    <style:style style:name="P13" style:family="paragraph" style:parent-style-name="Standard">
      <style:paragraph-properties fo:margin-top="0in" fo:margin-bottom="0.139in" loext:contextual-spacing="false" fo:line-height="100%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officeooo:rsid="00214b4d" officeooo:paragraph-rsid="00214b4d" style:font-size-asian="12pt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80" fo:font-size="12pt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>
        <style:tab-stops/>
      </style:paragraph-properties>
      <style:text-properties officeooo:rsid="00214b4d" officeooo:paragraph-rsid="00214b4d"/>
    </style:style>
    <style:style style:name="P18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>
        <style:tab-stops/>
      </style:paragraph-properties>
      <style:text-properties style:font-name="Courier New1" officeooo:rsid="00214b4d" officeooo:paragraph-rsid="00214b4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>
        <style:tab-stops/>
      </style:paragraph-properties>
      <style:text-properties fo:font-size="12pt" officeooo:rsid="00214b4d" officeooo:paragraph-rsid="00214b4d" style:font-size-asian="12pt" style:font-size-complex="12pt"/>
    </style:style>
    <style:style style:name="P21" style:family="paragraph" style:parent-style-name="Standard" style:list-style-name="WWNum1">
      <loext:graphic-properties draw:fill="none"/>
      <style:paragraph-properties fo:margin-left="0in" fo:margin-right="0in" fo:line-height="115%" fo:text-indent="0in" style:auto-text-indent="false" fo:background-color="transparent">
        <style:tab-stops/>
      </style:paragraph-properties>
      <style:text-properties fo:font-size="12pt" officeooo:rsid="00214b4d" officeooo:paragraph-rsid="00214b4d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>
        <style:tab-stops/>
      </style:paragraph-properties>
      <style:text-properties fo:font-size="14pt" officeooo:paragraph-rsid="00214b4d" style:font-size-asian="14pt" style:font-size-complex="14pt"/>
    </style:style>
    <style:style style:name="P23" style:family="paragraph" style:parent-style-name="Standard" style:list-style-name="WWNum1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/>
      </style:paragraph-properties>
      <style:text-properties fo:font-size="12pt" style:font-size-asian="12pt" style:font-size-complex="12pt"/>
    </style:style>
    <style:style style:name="P24" style:family="paragraph" style:parent-style-name="Standard">
      <style:paragraph-properties fo:margin-left="0in" fo:margin-right="-1.7189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in" fo:margin-right="-1.7189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80" fo:font-size="12pt" style:font-size-asian="12pt" style:font-size-complex="12pt"/>
    </style:style>
    <style:style style:name="P26" style:family="paragraph" style:parent-style-name="Standard" style:list-style-name="WWNum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7" style:family="paragraph" style:parent-style-name="Standard" style:list-style-name="WWNum1">
      <style:paragraph-properties fo:margin-left="0.0626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text-underline-style="none" officeooo:rsid="00214b4d" style:font-size-asian="14pt" style:font-size-complex="14pt"/>
    </style:style>
    <style:style style:name="T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fo:font-size="12pt" fo:font-style="normal" style:text-underline-style="none" officeooo:rsid="00214b4d" style:font-size-asian="12pt" style:font-style-asian="normal" style:font-size-complex="12pt" style:font-style-complex="normal"/>
    </style:style>
    <style:style style:name="T5" style:family="text">
      <style:text-properties officeooo:rsid="00214b4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14b4d"/>
    </style:style>
    <style:style style:name="T9" style:family="text">
      <style:text-properties style:font-name="Courier New1"/>
    </style:style>
    <style:style style:name="T10" style:family="text">
      <style:text-properties style:font-name="Courier New1" style:text-underline-style="none"/>
    </style:style>
    <style:style style:name="T11" style:family="text">
      <style:text-properties style:font-name="Courier New1" style:text-underline-style="none" officeooo:rsid="00214b4d"/>
    </style:style>
    <style:style style:name="T12" style:family="text">
      <style:text-properties style:font-name="Courier New1" officeooo:rsid="00214b4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14b4d" style:font-style-asian="italic" style:font-style-complex="italic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style:font-name="Liberation Mono"/>
    </style:style>
    <style:style style:name="T19" style:family="text">
      <style:text-properties fo:color="#000080"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8tlixk2ui6u"/>Essential Shell / Terminal Window Commands</text:p>
      <text:p text:style-name="P8">The command line is important for both development and deployment of software. <text:s/>When <text:span text:style-name="T5">using</text:span> a cloud service, some services provide you just a terminal window <text:span text:style-name="T5">to</text:span> configur<text:span text:style-name="T5">e</text:span> your application <text:span text:style-name="T5">on the cloud server</text:span>. <text:s/><text:span text:style-name="T5">During development, some tasks can be done much faster on the command that using a GUI interface. <text:s/>Command lines commands can be saved in a filed called a </text:span><text:span text:style-name="T14">shell script</text:span><text:span text:style-name="T5"> and reused.</text:span></text:p>
      <text:p text:style-name="P8">You should know how to do the following. <text:s/><text:span text:style-name="T5">All</text:span> of <text:span text:style-name="T5">this</text:span> may be on a quiz.</text:p>
      <text:p text:style-name="P2"/>
      <text:p text:style-name="P13">Answer these questions for whatever command interpreter (shell) you usually use. For Windows this <text:span text:style-name="T5">might</text:span> be cmd, PowerShell, or bash. <text:s/>For MacOS and Linux common shells are bash and zsh (there are many others, too).</text:p>
      <text:list xml:id="list1898452498" text:style-name="WWNum1">
        <text:list-header>
          <text:p text:style-name="P26"><text:span text:style-name="T5">1. </text:span>Your answers below are for what command interpreter / shell?</text:p>
        </text:list-header>
      </text:list>
      <text:p text:style-name="P19"/>
      <text:p text:style-name="P6"/>
      <text:list xml:id="list161205121576229" text:continue-numbering="true" text:style-name="WWNum1">
        <text:list-header>
          <text:p text:style-name="P27"><text:span text:style-name="T5">2. </text:span>What is the command for each of these tasks? You may need more than one.</text:p>
        </text:list-header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Task</text:p>
          </table:table-cell>
          <table:table-cell table:style-name="Table1.A1" office:value-type="string">
            <text:p text:style-name="P25">Command(s)</text:p>
          </table:table-cell>
        </table:table-row>
        <table:table-row table:style-name="Table1.1">
          <table:table-cell table:style-name="Table1.A1" office:value-type="string">
            <text:p text:style-name="P14">Show path of the current directory, e.g. /home/hacker/workspace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4">Display the path of your home directory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4">Change to <text:span text:style-name="T5">a </text:span>directory named <text:span text:style-name="T5">myapp</text:span><text:line-break/>relative to your current directory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5">Change the shell directory to the <text:span text:style-name="T13">parent</text:span><text:span text:style-name="T16"> of your current directory (using ..)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15">Change the shell directory to the <text:span text:style-name="T13">parent of the parent</text:span><text:span text:style-name="T16"> of your current directory</text:span></text:p>
          </table:table-cell>
          <table:table-cell table:style-name="Table1.A6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14">List <text:span text:style-name="T5">the </text:span>files in the current directory</text:p>
          </table:table-cell>
          <table:table-cell table:style-name="Table1.A6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4">List all files, including hidden one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4">List all files in a subdirectory named docs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4">Rename a file or directory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4">Move a file or directory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4">Delete a file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4">Create a directory <text:span text:style-name="T5">named temp</text:span></text:p>
          </table:table-cell>
          <table:table-cell table:style-name="Table1.A1" office:value-type="string">
            <text:p text:style-name="P3"/>
          </table:table-cell>
        </table:table-row>
      </table:table>
      <text:p text:style-name="P6"/>
      <text:list xml:id="list161205632906203" text:continue-numbering="true" text:style-name="WWNum1">
        <text:list-header>
          <text:p text:style-name="P23"><text:span text:style-name="T5">3. </text:span>Shells provide <text:span text:style-name="T19">environment variables</text:span>, such as PATH <text:span text:style-name="T5">(contains the current search path) that </text:span><text:soft-page-break/><text:span text:style-name="T5">you can view, use, and modify. </text:span></text:p>
          <text:p text:style-name="P21">a) What environment variable contains the path of your home directory?</text:p>
        </text:list-header>
      </text:list>
      <text:p text:style-name="P20"/>
      <text:p text:style-name="P20">b) What is the command to show the value of the PATH variable?</text:p>
      <text:p text:style-name="P20"/>
      <text:p text:style-name="P20">c) What is the command to add a directory named /java/bin (Windows C:\java\bin) to the <text:span text:style-name="T6">end</text:span><text:span text:style-name="T7"> of the PATH? <text:s/></text:span></text:p>
      <text:p text:style-name="P17"><text:span text:style-name="T1"/></text:p>
      <text:p text:style-name="P17"><text:span text:style-name="T1"/></text:p>
      <text:p text:style-name="P20"><text:span text:style-name="T7">Note that entering this in a shell window will change the PATH only for your current shell. <text:s/>When you create a new shell window, the PATH will have it's original value.</text:span></text:p>
      <text:p text:style-name="P20"><text:span text:style-name="T7"/></text:p>
      <text:p text:style-name="P20"><text:span text:style-name="T7">d) When you install some software (like netcat), it's time-consuming to add it to your PATH. <text:s/>A solution is to create a directory named "bin" inside your home directory, </text:span><text:span text:style-name="T15">permanently</text:span><text:span text:style-name="T7"> add "bin" to your PATH (done only one time), and just copy or move the applications like netcat into "bin". Usually you only need to copy/move the executable program files and dynamic libraries .dll or .so. <text:s/>Then they will be on the PATH so you can use the commands from any directory.</text:span></text:p>
      <text:p text:style-name="P20"><text:span text:style-name="T7"/></text:p>
      <text:p text:style-name="P20"><text:span text:style-name="T7">What is the command to add a directory named "bin" that is </text:span><text:span text:style-name="T6">inside your home directory</text:span><text:span text:style-name="T7"> to the end of the PATH?</text:span></text:p>
      <text:p text:style-name="P20"><text:span text:style-name="T7"/></text:p>
      <text:p text:style-name="P20"><text:span text:style-name="T7"/></text:p>
      <text:p text:style-name="P20"><text:span text:style-name="T7">Note: there is no excuse for a wrong answer to this. <text:s/>The answer is on the web and you can </text:span><text:span text:style-name="T15">try it in a shell window</text:span><text:span text:style-name="T17"> to verify that it works!</text:span></text:p>
      <text:p text:style-name="P20"><text:span text:style-name="T17"/></text:p>
      <text:p text:style-name="P20"><text:span text:style-name="T7">4. The above commands change the PATH only for the current shell or terminal window. Describe how you can add "bin" to your PATH </text:span><text:span text:style-name="T15">permanently</text:span><text:span text:style-name="T7"> on your operating system.</text:span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Standard"><text:span text:style-name="T7">Example: Using the bash shell on Linux, </text:span><text:span text:style-name="T6">in your home directory</text:span><text:span text:style-name="T7"> edit </text:span><text:span text:style-name="T8">the file</text:span><text:span text:style-name="T7"> </text:span><text:span text:style-name="T10">.bashrc</text:span><text:span text:style-name="T7"> (</text:span><text:span text:style-name="T8">create it if it does not exist).</text:span><text:span text:style-name="T7"> Somewhere near the end of the file add a line like this:</text:span></text:p>
      <text:p text:style-name="P18"><text:span text:style-name="T1"># this adds HOME/bin to the start of the path</text:span></text:p>
      <text:p text:style-name="P18"><text:span text:style-name="T1">export PATH=$HOME/bin:$PATH</text:span></text:p>
      <text:p text:style-name="Standard">To test if "bin" actually exists before adding it <text:span text:style-name="T5">to the path</text:span>, you can use <text:span text:style-name="T5">this</text:span>:</text:p>
      <text:p text:style-name="P18"><text:span text:style-name="T1">if [ -d $HOME/bin ]; then</text:span></text:p>
      <text:p text:style-name="P18"><text:span text:style-name="T1"><text:s text:c="4"/>export PATH=$HOME/bin:$PATH</text:span></text:p>
      <text:p text:style-name="P18"><text:soft-page-break/><text:span text:style-name="T1">fi</text:span></text:p>
      <text:p text:style-name="P22"/>
      <text:p text:style-name="Standard">5. Application: Convert a BlueJ Java project to Eclipse <text:span text:style-name="T5">or </text:span>IntelliJ format.</text:p>
      <text:p text:style-name="Standard">BlueJ puts all files in the project folder and adds <text:span text:style-name="T5">it's own</text:span> .ctxt files. Other IDE put source code in a <text:span text:style-name="T9">src</text:span> directory and compiler output in a dir<text:span text:style-name="T5">ectory</text:span> named <text:span text:style-name="T9">bin</text:span> or <text:span text:style-name="T12">build</text:span><text:span text:style-name="T5"> or</text:span> <text:span text:style-name="T9">out</text:span>.</text:p>
      <text:p text:style-name="P9">Initially you have these directories inside your home directory:</text:p>
      <text:p text:style-name="P10">workspace/</text:p>
      <text:p text:style-name="P10"><text:s text:c="9"/>project1/</text:p>
      <text:p text:style-name="P10"><text:s text:c="9"/>project2/ <text:s text:c="7"/>&lt;--- contains a BlueJ project</text:p>
      <text:p text:style-name="P9">Windows "cmd" users: <text:s/>please replace / with \ (the Windows bash shell uses /, so in that case no change is needed).</text:p>
      <text:p text:style-name="P11">Enter the command for each of these tasks:</text:p>
      <text:p text:style-name="P9">a) change directory to <text:span text:style-name="T18">workspace/project2</text:span></text:p>
      <text:p text:style-name="P9"/>
      <text:p text:style-name="P9">b) list the files in this directory</text:p>
      <text:p text:style-name="P9"/>
      <text:p text:style-name="P9">The output is:</text:p>
      <text:p text:style-name="Code"><text:s/>Main.class</text:p>
      <text:p text:style-name="Code"><text:s/>Main.ctxt</text:p>
      <text:p text:style-name="Code"><text:s/>Main.java</text:p>
      <text:p text:style-name="Code"><text:s/>Money.class</text:p>
      <text:p text:style-name="Code"><text:s/>Money.ctxt</text:p>
      <text:p text:style-name="Code"><text:s/>Money.java</text:p>
      <text:p text:style-name="Code"><text:s/>package.bluej</text:p>
      <text:p text:style-name="Code"><text:s/>Purse.class</text:p>
      <text:p text:style-name="Code"><text:s/>Purse.ctxt</text:p>
      <text:p text:style-name="Code"><text:s/>Purse.java</text:p>
      <text:p text:style-name="Standard">c) <text:span text:style-name="T5">use one </text:span>command to <text:span text:style-name="T6">delete</text:span><text:span text:style-name="T7"> all the </text:span><text:span text:style-name="T10">.ctxt</text:span><text:span text:style-name="T7"> files </text:span><text:span text:style-name="T8">and the </text:span><text:span text:style-name="T11">package.bluej</text:span><text:span text:style-name="T8"> file</text:span></text:p>
      <text:p text:style-name="P6"/>
      <text:p text:style-name="P6">d) <text:span text:style-name="T5">create a directory named </text:span><text:span text:style-name="T12">src</text:span></text:p>
      <text:p text:style-name="P6"/>
      <text:p text:style-name="P7">e) move all the Java source code (<text:span text:style-name="T9">.java</text:span>) files to the <text:span text:style-name="T9">src</text:span> directory</text:p>
      <text:p text:style-name="P7"/>
      <text:p text:style-name="P7">f) create a directory named <text:span text:style-name="T9">bin</text:span></text:p>
      <text:p text:style-name="P7"/>
      <text:p text:style-name="P7">g) move all the .<text:span text:style-name="T9">class</text:span> files to the bin directory</text:p>
      <text:p text:style-name="P7"/>
      <text:p text:style-name="P7">h) list all files in this directory <text:span text:style-name="T6">and</text:span><text:span text:style-name="T7"> all subdirectories (so you can check the results)</text:span></text:p>
      <text:p text:style-name="P7"><text:span text:style-name="T7"/></text:p>
      <text:p text:style-name="P7"><text:soft-page-break/><text:span text:style-name="T7">i) You have a nice </text:span><text:span text:style-name="T10">.gitignore</text:span><text:span text:style-name="T7"> file in your </text:span><text:span text:style-name="T10">project1</text:span><text:span text:style-name="T7"> directory (project1 is a subdir of the </text:span><text:span text:style-name="T6">parent</text:span><text:span text:style-name="T15"> </text:span><text:span text:style-name="T17">of your current directory). <text:s/>Write a command to copy .gitignore from project1 to this directory.</text:span></text:p>
      <text:p text:style-name="P7"><text:span text:style-name="T17"/></text:p>
      <text:p text:style-name="P7"><text:span text:style-name="T17"/></text:p>
      <text:p text:style-name="Heading_20_3">Bash for Windows?</text:p>
      <text:p text:style-name="P12"><text:span text:style-name="T4">Git for Windows from </text:span><text:a xlink:type="simple" xlink:href="https://git-scm.com/download/win" text:style-name="Internet_20_link" text:visited-style-name="Visited_20_Internet_20_Link"><text:span text:style-name="T17">https://git-scm.com/download/win</text:span></text:a><text:span text:style-name="T4"> includes the bash shell.</text:span></text:p>
      <text:p text:style-name="P9"><text:span text:style-name="T3">Just open a git-bash shell from the Windows start menu.</text:span></text:p>
      <text:p text:style-name="P9"><text:span text:style-name="T3">In a bash shell, the Windows path D:\software\java becomes /d/software/java</text:span>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/>
      <style:paragraph-properties fo:margin-left="0in" fo:margin-right="0in" fo:margin-top="0in" fo:margin-bottom="0.0598in" loext:contextual-spacing="false" fo:line-height="115%" fo:text-indent="0in" style:auto-text-indent="false" fo:background-color="transparent">
        <style:tab-stops/>
      </style:paragraph-properties>
      <style:text-properties fo:font-size="12pt" officeooo:rsid="00214b4d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text-align="center" style:justify-single-word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in" fo:margin-bottom="0.0598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paragraph-properties fo:margin-top="0in" fo:margin-bottom="0.0201in" loext:contextual-spacing="false"/>
      <style:text-properties style:font-name="Courier New1" fo:font-family="'Courier New'" style:font-family-generic="modern" style:font-pitch="fixed" fo:font-size="11pt" officeooo:rsid="00214b4d" style:font-size-asian="11pt" style:font-size-complex="11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fo:background-color="#ffffff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25T16:12:04.686172763</dc:date>
    <meta:editing-duration>PT1H31M20S</meta:editing-duration>
    <meta:editing-cycles>1</meta:editing-cycles>
    <meta:document-statistic meta:table-count="1" meta:image-count="0" meta:object-count="0" meta:page-count="4" meta:paragraph-count="69" meta:word-count="823" meta:character-count="4731" meta:non-whitespace-character-count="3924"/>
  </office:meta>
</office:document-meta>
</file>